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569in" table:align="left"/>
    </style:style>
    <style:style style:name="Table1.A" style:family="table-column">
      <style:table-column-properties style:column-width="0.841in"/>
    </style:style>
    <style:style style:name="Table1.B" style:family="table-column">
      <style:table-column-properties style:column-width="1.016in"/>
    </style:style>
    <style:style style:name="Table1.C" style:family="table-column">
      <style:table-column-properties style:column-width="3.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treamdash One‑Pager</text:h>
      <text:p text:style-name="Text_20_body"><text:span text:style-name="Strong_20_Emphasis">Produto</text:span> <text:line-break/><text:span text:style-name="Strong_20_Emphasis">Streamdash</text:span> — plataforma de analytics financeiro que combina painéis prontos, detecção automática de anomalias, previsões e recomendações acionáveis com explicabilidade para acelerar decisões e reduzir perdas.</text:p>
      <text:p text:style-name="Horizontal_20_Line"/>
      <text:h text:style-name="Heading_20_3" text:outline-level="3">Elevator Pitch</text:h>
      <text:p text:style-name="Text_20_body"><text:span text:style-name="Strong_20_Emphasis">Visibilidade e ação em minutos.</text:span> Conecte dados financeiros e operacionais, identifique desvios automaticamente, entenda por que eles ocorreram e transforme insights em ações rastreáveis — tudo com opções de implantação que respeitam privacidade e governança.</text:p>
      <text:p text:style-name="Horizontal_20_Line"/>
      <text:h text:style-name="Heading_20_3" text:outline-level="3">Principais Benefícios</text:h>
      <text:list xml:id="list3066626158" text:style-name="L1">
        <text:list-item>
          <text:p text:style-name="P4"><text:span text:style-name="Strong_20_Emphasis">Decisão mais rápida</text:span>: reduz tempo médio de investigação de desvios com alertas e recomendações priorizadas. </text:p>
        </text:list-item>
        <text:list-item>
          <text:p text:style-name="P4"><text:span text:style-name="Strong_20_Emphasis">Impacto financeiro mensurável</text:span>: priorização por impacto estimado para focar ações de maior retorno. </text:p>
        </text:list-item>
        <text:list-item>
          <text:p text:style-name="P4"><text:span text:style-name="Strong_20_Emphasis">Explicabilidade</text:span>: drivers de anomalia exibidos via SHAP para acelerar root cause analysis. </text:p>
        </text:list-item>
        <text:list-item>
          <text:p text:style-name="P4"><text:span text:style-name="Strong_20_Emphasis">Flexibilidade de implantação</text:span>: SaaS multitenant, VPC dedicada ou on‑premise para clientes sensíveis. </text:p>
        </text:list-item>
        <text:list-item>
          <text:p text:style-name="P3"><text:span text:style-name="Strong_20_Emphasis">Governança e compliance</text:span>: logs, SSO, criptografia e opções de privacidade avançada (federated learning / differential privacy). </text:p>
        </text:list-item>
      </text:list>
      <text:p text:style-name="Horizontal_20_Line"/>
      <text:h text:style-name="Heading_20_3" text:outline-level="3">Funcionalidades Principais</text:h>
      <text:list xml:id="list3886463370" text:style-name="L2">
        <text:list-item>
          <text:p text:style-name="P6"><text:span text:style-name="Strong_20_Emphasis">Dashboards por área</text:span>: Financeiro, DRE, Vendas, Operacional, Marketing, Clientes, Contábil, Indicadores Estratégicos. </text:p>
        </text:list-item>
        <text:list-item>
          <text:p text:style-name="P6"><text:span text:style-name="Strong_20_Emphasis">Modos Resumido e Detalhado</text:span>: Resumido mostra ROI, Margem Líquida, EBITDA e CAGR; Detalhado exibe séries temporais, anomalias e recomendações. </text:p>
        </text:list-item>
        <text:list-item>
          <text:p text:style-name="P6"><text:span text:style-name="Strong_20_Emphasis">Detecção de anomalias</text:span>: pipeline com scaler + IsolationForest; suporte a LOF e Autoencoders. </text:p>
        </text:list-item>
        <text:list-item>
          <text:p text:style-name="P6"><text:span text:style-name="Strong_20_Emphasis">Forecasting</text:span>: previsão rápida para métricas-chave; opção de upgrade para Prophet ou LightGBM. </text:p>
        </text:list-item>
        <text:list-item>
          <text:p text:style-name="P6"><text:span text:style-name="Strong_20_Emphasis">Recomendações acionáveis</text:span>: geração de ações, prioridade por impacto e botão para registrar investigação. </text:p>
        </text:list-item>
        <text:list-item>
          <text:p text:style-name="P6"><text:span text:style-name="Strong_20_Emphasis">Validações ETL</text:span>: regras automáticas para bloquear ingestões com inconsistências. </text:p>
        </text:list-item>
        <text:list-item>
          <text:p text:style-name="P6"><text:span text:style-name="Strong_20_Emphasis">Integrações</text:span>: CSV/XLSX, Postgres, MySQL, BigQuery, Snowflake, APIs e webhooks. </text:p>
        </text:list-item>
        <text:list-item>
          <text:p text:style-name="P5"><text:span text:style-name="Strong_20_Emphasis">Export e auditoria</text:span>: registro de ações, histórico de anomalias e tabela de auditoria. </text:p>
        </text:list-item>
      </text:list>
      <text:p text:style-name="Horizontal_20_Line"/>
      <text:h text:style-name="Heading_20_3" text:outline-level="3"><text:soft-page-break/>Diferenciais Competitivos</text:h>
      <text:list xml:id="list138512336" text:style-name="L3">
        <text:list-item>
          <text:p text:style-name="P8"><text:span text:style-name="Strong_20_Emphasis">Ação integrada</text:span>: insight → recomendação → registro de ação no mesmo fluxo. </text:p>
        </text:list-item>
        <text:list-item>
          <text:p text:style-name="P8"><text:span text:style-name="Strong_20_Emphasis">Privacidade por design</text:span>: suporte a estratégias de treino colaborativo sem centralizar dados sensíveis. </text:p>
        </text:list-item>
        <text:list-item>
          <text:p text:style-name="P8"><text:span text:style-name="Strong_20_Emphasis">Foco em impacto</text:span>: recomendações priorizadas por perda financeira estimada. </text:p>
        </text:list-item>
        <text:list-item>
          <text:p text:style-name="P7"><text:span text:style-name="Strong_20_Emphasis">UX orientada a investigação</text:span>: drivers explicativos e templates de investigação para acelerar resolução. </text:p>
        </text:list-item>
      </text:list>
      <text:p text:style-name="Horizontal_20_Line"/>
      <text:h text:style-name="Heading_20_3" text:outline-level="3">Planos e Preço Indicativo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Edição</text:span></text:p>
            </table:table-cell>
            <table:table-cell table:style-name="Table1.A1" office:value-type="string">
              <text:p text:style-name="P2"><text:span text:style-name="Strong_20_Emphasis">Preço mensal</text:span></text:p>
            </table:table-cell>
            <table:table-cell table:style-name="Table1.A1" office:value-type="string">
              <text:p text:style-name="Table_20_Heading"><text:span text:style-name="Strong_20_Emphasis">Ideal para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tarter</text:span></text:p>
          </table:table-cell>
          <table:table-cell table:style-name="Table1.A1" office:value-type="string">
            <text:p text:style-name="P1">R$ 1.500</text:p>
          </table:table-cell>
          <table:table-cell table:style-name="Table1.A1" office:value-type="string">
            <text:p text:style-name="Table_20_Contents">PMEs que precisam de visibilidade rápid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o</text:span></text:p>
          </table:table-cell>
          <table:table-cell table:style-name="Table1.A1" office:value-type="string">
            <text:p text:style-name="P1">R$ 4.500</text:p>
          </table:table-cell>
          <table:table-cell table:style-name="Table1.A1" office:value-type="string">
            <text:p text:style-name="Table_20_Contents">Times de finanças com necessidade de ML e suport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nterprise</text:span></text:p>
          </table:table-cell>
          <table:table-cell table:style-name="Table1.A1" office:value-type="string">
            <text:p text:style-name="P1">Sob consulta</text:p>
          </table:table-cell>
          <table:table-cell table:style-name="Table1.A1" office:value-type="string">
            <text:p text:style-name="Table_20_Contents">Grandes clientes com requisitos de privacidade e SRE</text:p>
          </table:table-cell>
        </table:table-row>
      </table:table>
      <text:p text:style-name="Text_20_body"><text:span text:style-name="Strong_20_Emphasis">Observação</text:span>: preços exemplificativos; customização por volume e SLA.</text:p>
      <text:p text:style-name="Horizontal_20_Line"/>
      <text:h text:style-name="Heading_20_3" text:outline-level="3">Implantação e Suporte</text:h>
      <text:list xml:id="list3712397373" text:style-name="L4">
        <text:list-item>
          <text:p text:style-name="P10"><text:span text:style-name="Strong_20_Emphasis">PoC 30 dias</text:span>: ingestão de amostra, configuração de KPIs e validações, entrega de resultados iniciais. </text:p>
        </text:list-item>
        <text:list-item>
          <text:p text:style-name="P10"><text:span text:style-name="Strong_20_Emphasis">Onboarding</text:span>: configuração, workshops e playbooks operacionais. </text:p>
        </text:list-item>
        <text:list-item>
          <text:p text:style-name="P9"><text:span text:style-name="Strong_20_Emphasis">Suporte</text:span>: planos com SLA 24h e SRE dedicado para Enterprise. </text:p>
        </text:list-item>
      </text:list>
      <text:p text:style-name="Horizontal_20_Line"/>
      <text:h text:style-name="Heading_20_3" text:outline-level="3">Métricas de Sucesso</text:h>
      <text:list xml:id="list2233505908" text:style-name="L5">
        <text:list-item>
          <text:p text:style-name="P12"><text:span text:style-name="Strong_20_Emphasis">Redução do tempo de investigação</text:span> (meta inicial 50% em 3 meses). </text:p>
        </text:list-item>
        <text:list-item>
          <text:p text:style-name="P12"><text:span text:style-name="Strong_20_Emphasis">Taxa de falsos positivos</text:span> do detector (meta &lt; 20% após ajuste). </text:p>
        </text:list-item>
        <text:list-item>
          <text:p text:style-name="P11"><text:span text:style-name="Strong_20_Emphasis">Impacto financeiro</text:span> das recomendações (estimativa conservadora 1–3% de recuperação de receita no primeiro ano). </text:p>
        </text:list-item>
      </text:list>
      <text:p text:style-name="Horizontal_20_Line"/>
      <text:h text:style-name="Heading_20_3" text:outline-level="3">Próximos Passos</text:h>
      <text:p text:style-name="Text_20_body"><text:span text:style-name="Strong_20_Emphasis">PoC recomendado</text:span>: 30 dias com dados reais do cliente, objetivos claros e métricas de sucesso definidas.<text:line-break/><text:span text:style-name="Strong_20_Emphasis">Contato comercial</text:span>: envie um e‑mail para <text:span text:style-name="Strong_20_Emphasis">vendas@streamdash.com</text:span> ou agende demo via formulário no site para iniciar o PoC.</text:p>
      <text:p text:style-name="Horizontal_20_Line"/>
      <text:p text:style-name="Text_20_body"><text:span text:style-name="Strong_20_Emphasis">Entregáveis do PoC</text:span></text:p>
      <text:list xml:id="list148824642" text:style-name="L6">
        <text:list-item>
          <text:p text:style-name="P14">Painel configurado com KPIs prioritários. </text:p>
        </text:list-item>
        <text:list-item>
          <text:p text:style-name="P14">Relatório de anomalias e recomendações iniciais. </text:p>
        </text:list-item>
        <text:list-item>
          <text:p text:style-name="P13">Plano de ação e roadmap de integração para produção. 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7:34:32.844549350</meta:creation-date>
    <dc:date>2025-11-24T17:36:09.847913759</dc:date>
    <meta:editing-duration>PT1M46S</meta:editing-duration>
    <meta:editing-cycles>1</meta:editing-cycles>
    <meta:document-statistic meta:table-count="1" meta:image-count="0" meta:object-count="0" meta:page-count="3" meta:paragraph-count="52" meta:word-count="493" meta:character-count="3480" meta:non-whitespace-character-count="3037"/>
    <meta:generator>LibreOffice/7.3.7.2$Linux_X86_64 LibreOffice_project/30$Build-2</meta:generator>
  </office:meta>
</office:document-meta>
</file>